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9cm"/>
    </style:style>
    <style:style style:name="co2" style:family="table-column">
      <style:table-column-properties fo:break-before="auto" style:column-width="3.1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798cm"/>
    </style:style>
    <style:style style:name="co5" style:family="table-column">
      <style:table-column-properties fo:break-before="auto" style:column-width="3.637cm"/>
    </style:style>
    <style:style style:name="co6" style:family="table-column">
      <style:table-column-properties fo:break-before="auto" style:column-width="3.7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/>
    <style:style style:name="ce2" style:family="table-cell" style:parent-style-name="Default" style:data-style-name="N73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taggable_local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gable_tag_id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descr_short</text:p>
          </table:table-cell>
          <table:table-cell office:value-type="string" calcext:value-type="string">
            <text:p>descr_long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updated_by_user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one-on-one math tutoring for a struggling stud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1:59:42.93" calcext:value-type="date">
            <text:p>2023-09-07 21:59:4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livering hot meals to elderly individuals in the commun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aking a neighbor's dog for a daily walk to help with exerci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atching over a friend's children during their work ho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an elderly person with their garden mainten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a leaking faucet for a family memb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a job seeker in crafting an impressive resu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icking up groceries for a neighbor who can't go ou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a relative troubleshoot issues with their comput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guidance to a friend regarding a minor legal iss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 personalized workout plan for a friend's fitness go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a neighbor how to paint with acrylic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a family member in creating a budget and savings pla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leaning and organizing a busy professional's apart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iving guitar lessons to a teenager interested in music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pending time serving meals at a homeless shelt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unning errands for a friend who is recovering from surger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feedback and edits to improve a job applicant's resu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an elderly relative with setting up video ca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viewing a contract for a friend before they sign 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osting online workout sessions for remote particip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a DIY crafting workshop for a local community grou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a family member file their annual tax retur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ading stories to children at a local library ev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Visiting a nursing home to spend time with elderly resid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gaging in conversation to help someone practice a new langu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hanging the oil and performing basic maintenance for a friend's c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anaging social media accounts for a small business own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a free portrait photoshoot for a friend's famil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guidance and advice for someone looking to switch care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hecking in regularly to ensure a friend sticks to their fitness rout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osting a workshop to teach seniors about using smartph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a brief legal consultation to help someone understand their righ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online study sessions to help students prepare for exa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atching over a neighbor's children for a date nigh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ormatting a job applicant's resume to make it more profession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 week's worth of healthy meal plans for a busy individu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a workshop on sustainable living practices for a community grou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a student with their math homework after schoo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a friend through a home improvement project via video cal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conversational Spanish to someone via video conferenc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rticipating in a free legal aid clinic for low-income individu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an art show to showcase an artists' wor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afting personalized handmade gifts for friends' birthday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a job seeker practice and prepare for upcoming interview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nd leading virtual fitness challenges for a fitness grou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ducting workshops to teach parents about online safety for ki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to provide legal advice over the phone to those in nee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a workshop to help aspiring writers improve their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tepping in to care for a friend's child during an unexpected ev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laying live music outside a loved one's window for a special occas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essing a senior's home for potential safety hazards and suggesting improve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a busy friend pick out stylish outfits for an upcoming ev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people how to use computers and navigate the intern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ducating a community group on disaster response and prepa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and moderating an online book discussion for avid read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ringing therapy animals to visit patients in hospitals and nursing ho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a group hike through scenic trails and providing educational insigh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someone in uncovering their genealogy and ancestr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eparing and delivering comforting soups to friends who are feeling unwel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someone to play a musical instrument via online video sess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ordinating community efforts to clean up local parks and nature reserv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afting personalized greeting cards for residents of a nursing ho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xchanging language lessons with a friend to learn each other's native languag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ducting virtual workshops on stress management and self-c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osting workshops to teach people how to fix and maintain their electronic devi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orking together with neighbors to tend to a local community gar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acilitating art therapy sessions for individuals dealing with emotional challeng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ending letters of support and appreciation to deployed military personn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online cooking classes to help others improve their culinary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visually appealing resumes for job seekers to stand ou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tours of historical sites and landmarks in the commun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virtual music jam sessions for musicians to collaborate remotel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yoga sessions in a park to promote wellness and relax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ading children's stories via video calls to entertain and educa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llecting and donating gently used clothing to local shelt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coding and programming skills to students onl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events to clean up litter and beautify public sp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aking and delivering fresh cookies to neighbors as a friendly ges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high school students create their first resumes for part-time job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transportation to elderly individuals for medical appoint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the art of origami to children at a local community cent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older adults in learning to use smartphones and comput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rticipating in initiatives to restore local ecosystems and wildlife habita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personalized playlists for friends based on their musical preferen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virtual workshops to help parents navigate child-rearing challeng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a platform for neighbors to share and swap family recip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ordinating events to showcase shelter pets and find them loving ho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others assess their energy consumption and suggesting ways to sav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online support groups for individuals dealing with similar challeng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ducating students about sustainability and environmental conserv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a neighborhood watch program to enhance community safe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aising funds to support communities affected by natural disast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nding workout equipment to friends for home fitness routi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first aid workshops to equip community members with life-saving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urating playlists tailored to a friend's musical preferences for different moo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llecting and compiling recipes from neighbors to create a community cookboo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foreign languages to children through interactive online less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individuals set up new devices and explaining their featu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ducating others on energy-efficient practices for a more sustainable lifesty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students and young professionals in making informed career decis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eparing and delivering homemade meals to elderly or sick neighbo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hands-on workshops on basic carpentry or sewing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rticipating in a tree-planting event to contribute to the environ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orking together to maintain a community garden and grow fresh produ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haring stories and folktales with children at local libraries or sch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pending time with elderly residents, chatting and playing ga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out at homeless shelters by serving meals or providing suppor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and mentoring young individuals in pursuing their pass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llaborating on public art projects to enhance the aesthetic of public sp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lanning local picnics, fairs, or talent shows to foster community spir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at an animal shelter, walking dogs, and caring for anim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academic help to students struggling with their stud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eing available to help neighbors during emergencies, like providing a rid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gularly donating blood to local blood banks to save liv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cleanups in local parks to maintain a clean and safe environ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to organize library events or reading programs for ki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ducting hands-on art workshops for children in community cent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Visiting and spending time with isolated seniors to provide companionshi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veterans by offering rides, running errands, or listening to their stor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out in schools by assisting teachers or organizing ev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food, toy, or clothing drives to support local chari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youth sports teams and promoting physical activ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rning a new language by practicing with a native speak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useful skills like basic car maintenance or cook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leaning up litter from natural areas like beaches, trails, or riversi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Joining a local volunteer fire department to respond to emergenc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childcare help or providing meals for single parents in nee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llaborating with others to renovate and improve local parks or community cent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opting a pet from a shelter and giving them a loving forever ho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essentials like hygiene kits, blankets, or meals to homeless individu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or participating in concerts to entertain and engage the commun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uying produce directly from local farmers to promote sustainable agricul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neighbors with small home repairs or maintenance tas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haring traditional crafting skills like knitting, pottery, or woodwork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rticipating in neighborhood watch programs to enhance community safe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seniors with yard work, gardening, and maintaining their outdoor sp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with school events like fundraisers, field trips, or science fai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youth sports teams to teach teamwork and leadershi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tributing articles or helping create a newsletter to keep the community informe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rticipating in initiatives like tree planting or cleanups to protect na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refugee families with settling in, language learning, and cultural integ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lanting flowers, maintaining green spaces, and improving the neighborhood's aesthetic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help and companionship to individuals with disabilities in the commun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raining to respond to emergencies and disasters in the neighborhoo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utoring or mentoring students to help them succeed in their stud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rticipating in or organizing cultural festivals and events in the commun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ducating the community about recycling practices and setting up recycling progra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ttending and promoting local art exhibitions, performances, and galler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ducting workshops to teach budgeting, saving, and investing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individuals how to cook nutritious and balanced me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guidance on career choices, job searching, and interview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one-on-one tutoring to help individuals learn a new langu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signing personalized workout routines and providing fitness advi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sustainable living skills like gardening, canning, and raising anim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students improve their study habits, time management, and note-tak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parenting tips and strategies for different stages of child develop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personalized nutrition advice to help individuals achieve their health go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individuals in basic home repair and improvement projec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individuals build confidence and skills in public speak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utoring students in specific subjects like math, science, or litera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mpowering individuals to set goals, overcome challenges, and enhance their liv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painting, drawing, or other artistic skills to aspiring artis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tips on decluttering, organizing spaces, and creating functional environ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seminars on resume building, networking, and career advanc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personalized financial planning advice and strate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individuals in adopting healthy habits related to diet, exercise, and stress manag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mindfulness techniques to reduce stress and enhance well-be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aspiring writers develop their writing skills and creativ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individuals in crafting their personal brand for professional succ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students through the process of selecting and preparing for study abroad progra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gardening tips and guidance for growing plants and vegeta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entoring aspiring entrepreneurs on business planning, marketing, and growth strate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crafting effective resumes that stand out to employ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advice and guidance to individuals and couples to improve relationship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photography enthusiasts various techniques to enhance their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strategies for effective time management and productiv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individuals through techniques to manage and reduce str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ducating individuals on investment strategies and financial plan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individuals set health goals and create sustainable wellness routi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individuals in preparing for job interviews with mock interviews and feedbac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mbining cooking skills with nutrition education to promote healthy eat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and leading study groups for students to collaborate and learn togeth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students through the college application process and essay writ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mpowering individuals to develop a positive and growth-oriented minds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individuals improve their pronunciation in a foreign langu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comprehensive advice on fitness routines and healthy eating habi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feedback and guidance on art portfolios for aspiring artis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individuals in successfully transitioning to new careers or industr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students in course selection, academic planning, and career path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seminars on various wellness topics such as stress management and self-c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individuals about budgeting, saving, and managing personal finan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constructive feedback on creative writing pieces to aspiring autho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professionals on skills development, leadership, and career growt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communication techniques for better interpersonal relationship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personalized feedback on resumes to enhance job seekers' chan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ducting practice interviews and providing constructive feedback for improv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professionals in creating compelling and effective LinkedIn profi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guidance on business strategies, operations, and growth opportuni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expert financial planning advice tailored to individuals' go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high-level executives to enhance leadership skills and achieve go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vising professionals on effective networking approaches for career advanc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entoring aspiring entrepreneurs on launching and growing their busines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individuals in preparing for job interviews, including strategy and cont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professionals to define and strengthen their personal brand for succ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individuals smoothly transition to new career paths or industr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ducting workshops to help businesses develop effective strategic pla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insights and recommendations for making smart investment decis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seminars on strategies for scaling businesses and expanding market reac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personalized plans to enhance skills and achieve career go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to become effective and inspiring leaders in their fiel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guidance on negotiation techniques for better deal-mak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ducating individuals and businesses on financial management and literac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nalyzing and advising on the effectiveness of business models for improv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professionals in resolving workplace conflicts and dispu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to improve their public speaking skills and confide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expert advice on crafting effective marketing strategies for busines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advice on technology solutions and IT strategies for busines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individuals identify suitable career paths based on their strengths and interes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vising businesses on streamlining processes to improve efficiency and productiv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to deliver compelling and impactful present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effective financial management practices for profession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guidance on project planning, execution, and manag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viewing and providing feedback on marketing campaigns for optimiz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vising professionals on time management techniques for increased productiv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ducting workshops to enhance sales strategies and techniques for busines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insights and advice based on data analytics for business decision-mak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essing leadership skills and providing recommendations for growth and improv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businesses in creating comprehensive and effective marketing pla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individuals set and achieve financial goals through actionable pla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vising businesses on forming strategic partnerships for mutual growt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negotiation strategies and tactics for profession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business owners in planning for a smooth transition or success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executives to develop a strong and influential executive prese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advice on cybersecurity measures and strategies for busines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essing brand identity and providing recommendations for consistency and impa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vising businesses on optimizing supply chain processes for efficienc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managing conflicts and fostering positive team dynamic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guidance on ethical decision-making in professional setting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vising businesses on integrating sustainability practices into their oper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advice on positioning a brand effectively in the mark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businesses through organizational changes and transi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basketball skills, techniques, and strategies to aspiring play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soccer enthusiasts on various aspects of the game, from dribbling to teamwor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one-on-one or group lessons to teach proper tennis strokes and tactic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individuals of all ages to swim and improve their aquatic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golf instruction to beginners and helping experienced golfers refine their ga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ducting workshops to improve batting, pitching, fielding, and overall baseball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to improve their running techniques, endurance, and spee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clinics to teach volleyball fundamentals and teamwork to play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martial arts techniques, discipline, and self-defense strate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guidance on cycling techniques, bike maintenance, and safe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individuals how to play softball, including throwing, hitting, and field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ducting specialized clinics to improve basketball shooting accuracy and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skiing or snowboarding techniques to beginners on the slop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instruction in gymnastics, from basic tumbling to advanced routi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rugby skills, strategies, and teamwork to players of all lev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ructing individuals on rock climbing techniques and safety measu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on riding waves, balance, and surfboard techn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ducting workshops focused on improving tennis techn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dance routines and choreography for sports teams' performan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groups on hiking trails, providing insights on navigation and na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archery techniques, aiming, and precision to beginn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hockey players on skating, shooting, passing, and game strate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yoga sessions tailored to athletes' flexibility, strength, and recovery nee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workshops to teach Ultimate Frisbee throwing, catching, and gamepla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ructing individuals on paddling techniques and water safe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boxing or kickboxing techniques, conditioning, and self-defen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football players on positions, plays, and teamwork strate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Pilates sessions to improve core strength, flexibility, and body align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taekwondo techniques, forms, and discipl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workshops to teach synchronized swimming techniques and routi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ructing individuals on racquetball or squash techniques and gamepla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climbers on advanced techniques for indoor and outdoor climb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skateboarding tricks, balance, and safety to beginn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through CrossFit workouts for strength, endurance, and conditio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field hockey skills, strategies, and teamwork to play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ructing individuals on stand-up paddleboarding techniques and bal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wrestlers on grappling techniques, strength training, and match strate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workshops to teach parkour movements, agility, and urban navig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ice skating techniques and maneuvers for both beginners and advanced skat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ructing individuals on rowing techniques and teamwork for both sculling and sweep row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karate techniques, forms, and self-defense princip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trampoline enthusiasts on tricks, flips, and safe jumping techn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ructing individuals on badminton techniques, footwork, and gamepla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workshops to teach mountain biking skills, trail navigation, and safe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aerobic exercise sessions tailored to athletes' cardiovascular fitn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individuals beach volleyball techniques, strategies, and beach-specific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ructing individuals on skate skiing techniques for cross-country ski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fencers on swordsmanship techniques, tactics, and fencing ru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mountaineering skills, rope techniques, and safety in climbing mountai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workshops to teach water polo skills, passing, shooting, and tactic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Ultimate Frisbee teams on strategies, throws, and game dynamic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ructing runners on training plans and strategies for long-distance r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rhythmic gymnastics techniques, apparatus handling, and choreograph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athletes in swimming, cycling, and running for triathlon ev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cricket techniques, batting, bowling, and fielding strate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mountain bikers on technical skills, downhill techniques, and trail rid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ructing athletes in track and field events like sprints, jumps, and throw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handball techniques, passing, shooting, and team strate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powerlifters on proper lifting techniques, strength training, and competi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workshops to improve bowling techniques, accuracy, and strate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table tennis techniques, serves, and fast-paced gamepla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climbers on advanced rock climbing techniques, lead climbing, and boulde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pole vault techniques, approach, and jumping strate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workshops to teach inline skating techniques and tric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rowers on rowing techniques, stroke rhythm, and team coordin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mountain boarding techniques and off-road skateboarding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ructing individuals on snowshoeing techniques for winter outdoor activi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workshops to teach sailing techniques, rigging, and wind navig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box lacrosse players on indoor gameplay, stick skills, and strate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squash techniques, serves, and court strate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ructing individuals in canoe polo skills, paddling, and water polo tactic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line hockey players on skating, shooting, and team pla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paddle tennis techniques and strategies for the paddle cour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workshops to teach freestyle skiing tricks, jumps, and terrain park maneuv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oor volleyball players on techniques, serves, and team strate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field archery techniques, aiming, and shooting in outdoor setting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rugby players on tackling, passing, scrummaging, and game strate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specialized skill clinics for Ultimate Frisbee throws and catch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water skiing techniques, balance, and jumps on open wat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karate practitioners on techniques, forms, and spar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surfing techniques, wave selection, and board contro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workshops to improve basketball dribbling, shooting, and defen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young tennis players on basic skills, sportsmanship, and match pla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self-defense techniques and strategies through martial arts discipli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individuals to play piano, read sheet music, and develop musical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beginners and intermediate players in guitar techniques and chord progress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workshops to help individuals improve vocal techniques and singing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violin techniques, bowing, and music theory to aspiring violinis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ructing individuals in drumming techniques, rhythm, and drum kit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on playing the flute, breath control, and musical express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to help songwriters develop lyrics, melodies, and song structu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singers on vocal range, projection, and performance techn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trumpet techniques, embouchure, and music reading for brass play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bass guitar players on groove, rhythm, and playing in a band contex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the fundamentals of music theory, including notation, scales, and harmon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to play the cello, bowing techniques, and classical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workshops to practice and refine vocal harmonies with a grou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ructing saxophonists on playing techniques, improvisation, and jazz phras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electronic music production techniques using software and hardware 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to play keyboards, create arrangements, and perform liv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clarinet players on fingerings, breath control, and classical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to help composers create original music across gen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improvisational techniques for jazz musicians on various instru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on playing the ukulele and learning popular song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seminars on music production techniques, mixing, and audio enginee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individuals to play the harp, including techniques and classical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irecting and coaching choirs in vocal techniques, harmonies, and perform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acoustic guitar players in fingerstyle techniques and playing folk song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how to read and write music notation using sheet music soft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various percussion instruments and rhythm techn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opera singers on vocal techniques, phrasing, and operatic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brass instruments like trombone, French horn, or tuba to aspiring play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the art of arranging music for different instruments and ensem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on playing the accordion, bellows technique, and folk music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fiddle players on traditional and folk playing techniques and sty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irecting gospel choirs in vocal techniques, spirituals, and gospel music perform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using music software, MIDI, and digital audio 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bassoon techniques, reed-making, and classical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music to facilitate healing and promote emotional well-being in individu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bluegrass bands in playing techniques, harmonies, and ensemble dynamic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individuals to sing harmonies in various styles, from folk to po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individuals to play the bagpipes, including bag inflation and traditional tu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traditional Indian music techniques, ragas, and rhyth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to help individuals understand and appreciate different music gen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individuals in playing Caribbean steel drums and calypso rhyth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vocal ensembles in choral arrangements, blending, and dynamic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individuals to play the Irish whistle and traditional Irish tu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composing music for films, synchronization, and emo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trombone players on slide techniques, brass playing, and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percussionists Latin rhythms and instruments like congas and bong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country music bands in playing techniques, vocal harmonies, and stage prese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individuals to play the tabla, a traditional Indian percussion instru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arranging choral music for different vocal ranges and harmon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individuals in playing the baritone horn, brass techniques, and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jazz ensembles in improvisation, arrangements, and swing rhyth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seminars on the history of music, composers, and musical er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individuals to play piano, read sheet music, and develop musical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beginners and intermediate players in guitar techniques and chord progress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workshops to help individuals improve vocal techniques and singing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violin techniques, bowing, and music theory to aspiring violinis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ructing individuals in drumming techniques, rhythm, and drum kit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on playing the flute, breath control, and musical express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to help songwriters develop lyrics, melodies, and song structu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singers on vocal range, projection, and performance techn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trumpet techniques, embouchure, and music reading for brass play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bass guitar players on groove, rhythm, and playing in a band contex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the fundamentals of music theory, including notation, scales, and harmon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to play the cello, bowing techniques, and classical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workshops to practice and refine vocal harmonies with a grou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ructing saxophonists on playing techniques, improvisation, and jazz phras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electronic music production techniques using software and hardware 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to play keyboards, create arrangements, and perform liv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clarinet players on fingerings, breath control, and classical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to help composers create original music across gen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improvisational techniques for jazz musicians on various instru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on playing the ukulele and learning popular song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seminars on music production techniques, mixing, and audio enginee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individuals to play the harp, including techniques and classical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irecting and coaching choirs in vocal techniques, harmonies, and perform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acoustic guitar players in fingerstyle techniques and playing folk song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how to read and write music notation using sheet music soft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various percussion instruments and rhythm techn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opera singers on vocal techniques, phrasing, and operatic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brass instruments like trombone, French horn, or tuba to aspiring play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the art of arranging music for different instruments and ensem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on playing the accordion, bellows technique, and folk music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fiddle players on traditional and folk playing techniques and sty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irecting gospel choirs in vocal techniques, spirituals, and gospel music perform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using music software, MIDI, and digital audio 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bassoon techniques, reed-making, and classical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music to facilitate healing and promote emotional well-being in individu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bluegrass bands in playing techniques, harmonies, and ensemble dynamic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individuals to sing harmonies in various styles, from folk to po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individuals to play the bagpipes, including bag inflation and traditional tu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traditional Indian music techniques, ragas, and rhyth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to help individuals understand and appreciate different music gen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individuals in playing Caribbean steel drums and calypso rhyth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vocal ensembles in choral arrangements, blending, and dynamic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individuals to play the Irish whistle and traditional Irish tu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composing music for films, synchronization, and emo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trombone players on slide techniques, brass playing, and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percussionists Latin rhythms and instruments like congas and bong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country music bands in playing techniques, vocal harmonies, and stage prese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individuals to play the tabla, a traditional Indian percussion instru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arranging choral music for different vocal ranges and harmon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individuals in playing the baritone horn, brass techniques, and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jazz ensembles in improvisation, arrangements, and swing rhyth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seminars on the history of music, composers, and musical er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graphic design principles, tools, and creating visual cont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coding languages like Python, JavaScript, and HTML/CSS to aspiring develop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video editing techniques using software like Adobe Premiere or Final Cut Pr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creating mobile apps for Android or iOS platfor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3D modeling software like Blender or Autodesk May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data analysis, machine learning, and data visualization using tools like Python and 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building websites using front-end and back-end technolo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user interface and user experience design principles and software 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digital marketing strategies, SEO, social media, and analytic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game design and development using engines like Unity or Unreal Eng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cybersecurity practices, ethical hacking, and network defen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animation software like Adobe Animate or Toon Boom Harmon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cloud platforms like AWS, Azure, and Google Cloud for hosting applic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database design, SQL queries, and database administ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VR development using platforms like Oculus or HTC Viv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digital illustration using software like Adobe Illustrator or Procrea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building IoT devices and applications using sensors and microcontroll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front-end technologies like HTML, CSS, and JavaScript for web desig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game design concepts, mechanics, and prototyp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setting up and managing computer networ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AR development using tools like ARKit or ARCo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photography techniques, editing, and post-process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creating online stores using platforms like Shopify or WooCommer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data analysis techniques, visualization, and insights using tools like Tablea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3D printing technologies, design, and prototyp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blockchain technology and creating decentralized applic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audio editing, mixing, and production using software like Ableton or Pro 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leveraging social media platforms for marketing and engag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testing software applications for quality and functional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motion graphics and animation using software like Adobe After Effec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automating repetitive tasks using RPA soft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the DevOps methodology, continuous integration, and deploy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methodologies for conducting user research and usability test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computer vision techniques using libraries like OpenCV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optimizing mobile apps for better visibility and downloa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interaction design principles for augmented and virtual reality experien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managing software projects, agile methodologies, and 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using automated testing frameworks for software quality assur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prototyping tools and techniques for user experience and interface desig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using BI tools like Power BI or Tableau for data visualiz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designing engaging and balanced game lev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techniques for conducting usability testing on mobile applic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creating accessible web experiences for users with disabili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securing Internet of Things devices and networ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AI and machine learning concepts, algorithms, and applic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deploying software applications to various environ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building and deploying chatbots for customer interac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front-end web development using frameworks like React or V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game developers in monetization methods, in-app purchases, and a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computer-aided design (CAD) software like AutoCAD or SolidWor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individuals about network security practices, firewalls, and intrusion detec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creating websites using the WordPress content management syste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agile methodologies like Scrum, Kanban, and sprint plan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programming for embedded systems using languages like C and C++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diagnosing and resolving network connectivity iss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implementing enterprise resource planning (ERP) soft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techniques for optimizing database queries for better perform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creating clear and comprehensive software docum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how to deploy and integrate machine learning models into real-world applic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courses on managing projects using agile methodologies and 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managing and maintaining IT infrastructure and syste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optimizing website performance for speed and efficienc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Linux server administration, command-line tools, and shell script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implementing customer relationship management (CRM) soft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designing and building APIs for web applic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data warehousing concepts, ETL processes, and data integ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using version control systems like Git for collabo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containerization using Docker and container orchest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how to customize and configure CRM software to meet specific business nee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securing APIs, authentication, and authoriz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IT service management frameworks like ITI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virtualization concepts and using platforms like VMware or VirtualBo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testing and ensuring the quality of software produc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designing and planning computer networks for efficienc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strategies for implementing digital transformation in organiz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designing and building scalable cloud architectu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automating business processes using software solu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individuals to develop applications for Internet of Things (IoT) devi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understanding software licenses and compli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analyzing and deriving insights from large datas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governance frameworks and compliance regulations for IT environ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planning and executing cloud migration strate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implementing cybersecurity frameworks like NIST or ISO 27001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the technology behind blockchain, its applications, and develop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using software robots to automate repetitive tas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designing software architectures for scalability and reliabil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the ethical considerations and potential biases in AI and machine lear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optimizing network performance for speed and stabil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protecting personal and sensitive data in digital environ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how to analyze and derive insights from data collected by IoT devi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developing secure software applications and preventing vulnerabili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automating the deployment of software applic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the principles and potential applications of quantum comput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in planning and implementing IT disaster recovery strate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wobbly furniture, loose screws, or minor damag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dentifying and fixing common issues in household applian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pairing or replacing faulty electrical outlets, switches, or wi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dripping faucets, running toilets, or small lea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tching and repainting small holes or cracks in wa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leaning, sharpening, and repairing garden tools like shovels and prun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broken latches on doors, windows, or cabin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ightening loose hinges on doors, gates, or cabin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pairing loose steps, handrails, or balusters on stairca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tching small leaks in roofs using sealant or roofing c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ilencing squeaky floorboards by adding screws or lubric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pairing torn window screens by patching or replac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justing misaligned cabinet doors for proper clos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pairing broken fence boards, panels, or pos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moving rust and applying protective coating to metal ite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placing cracked or chipped tiles on floors or wa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issues with screen doors like sagging or damaged scree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pplying lubricant to smooth the operation of drawer sli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ouching up faded or chipped paint on walls or furni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leaning gutters and repairing minor damages to ensure proper drain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stuck windows by lubricating tracks and mechanis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issues with doorbells like non-functional buttons or wi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sticky locks by lubricating or adjusting the mechanis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opping out minor dents in metal surf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ilencing creaky door or cabinet hinges with lubric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rattling windows by tightening or adjusting hard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pairing peeling or loose wallpaper by re-gluing or patch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stuck drawers by adjusting tracks or removing obstac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moving stains and restoring the finish of wood surf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flickering lights by checking and tightening bulbs and connec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sagging cabinet shelves by reinforcing or adjusting suppor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attaching loose tiles on floors or walls using adhesiv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moving rust and applying protective coating to fence compon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moving water stains from various surfaces like ceilings or furni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sticky drawers by sanding or adjusting the f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finishing or restoring the finish of worn cabinet surf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ilencing squeaky gates by lubricating hinges and moving par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tching minor cracks in concrete surfaces like sidewalks or driveway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stuck sliding doors by adjusting tracks and roll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a dripping showerhead by cleaning or replacing wash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pairing scratched wood surfaces using touch-up markers or fill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ightening loose banisters or handrails on stairca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ilencing squeaky floors by applying talcum powder or lubrica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pairing damaged or cracked grout between ti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tabilizing wobbly furniture by adding felt pads or adjusting leg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placing broken or damaged slats on window blin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ightening or reattaching loose cabinet handles or knob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moving rust from tools and applying protective coat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nsticking stuck zippers by applying lubricant or gentle for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leaning and removing stains from carpets and rug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storing color and finish to faded outdoor furni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tching and smoothing cracks in walls using joint compoun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unresponsive remote controls by cleaning contacts or replacing batter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harpening dull knives for improved cutting perform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various issues around the house, from doors to fauc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dentifying and repairing common problems in household applian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minor electrical issues like outlets or switch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dressing small plumbing problems like leaks and clog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ackling a range of simple repairs and improve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pairing and refinishing furniture ite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andling issues like hinges, locks, and glass pa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erforming routine checks and fixes around the ho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and sharpening gardening 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pairing various broken items around the hou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dressing cracks, holes, and imperfec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andling tasks like fixing chairs and shelv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mechanical items like locks and hing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olving issues like drips and minor lea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suring everything is in good working ord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erforming basic improvements around the hou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dressing various simple repair nee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suring appliances function properl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andling common household iss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Keeping the home in good condi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dressing common everyday iss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nding to small repair nee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aking care of various household repai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a range of general iss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andling straightforward fix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andling basic repairs around the hou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dressing different issues within the ho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ackling small issues that ari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olving common household proble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speedy solutions to proble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aking care of various repairs and fix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pairing various items around the hou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erforming tasks to maintain the ho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Keeping the home in good condi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andling basic repair needs and fix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dressing routine issues around the ho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olving problems that arise in the ho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dressing common repair nee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basic issues that occur in househol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andling repairs that are part of daily lif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aking care of various fixes and maintenance tas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dressing simple repairs around the hou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swift solutions to common proble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pairing and maintaining different parts of the hou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dressing minor fixes that come u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olving basic issues and challeng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andling repairs and ongoing mainten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dressing various items in the home that need fix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rticipating in cleaning up common areas and stre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athering for a shared outdoor meal in a local par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joying movies under the stars with neighbo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rowsing fresh produce and crafts at a community mark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losing off a street for a festive block-wide ev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orking together to grow flowers, vegetables, and herb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corating homes for festive holidays like Halloween and Christm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osting sales to declutter and share items with oth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howcasing local art and creativity in public sp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friendly sports matches and game nigh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haring stories, experiences, and memories with fellow resid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ed tours that highlight the historical significance of the are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eeting for casual chats and interactions in outdoor sp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xchanging recipes and culinary tips with neighbo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ttending workshops on topics of interest to resid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athering to discuss community matters and ide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llaborating on spaces where neighbors can gather and intera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arking seasons with festivals, parades, and ev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gaging in projects to enhance the aesthetics of the neighborhoo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ttending events to connect with neighbors and local profession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posing and working on projects to improve the commun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upporting and raising funds for local charities and cau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events suitable for all ages, such as picnics and ga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cknowledging and celebrating the diverse cultures within the commun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rticipating in group exercises, walks, and health-related activi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orming groups to focus on specific community interests and nee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joying live music performances in local parks or open sp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orking together on projects that benefit the entire neighborhoo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moting and supporting businesses within the commun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social gatherings and mixers for resid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rticipating in workshops and talks on educational topic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ming together to clean and maintain shared sp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upporting local artisans and crafters by attending mark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elcoming new residents with introductions and gathering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moting wellness through health challenges and activi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haring updates and news through regular newslett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xchanging cultural traditions and practices with neighbo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rtnering with nearby communities for joint events and effor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upporting local artists and crafters by purchasing their wor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moting recycling, conservation, and green practi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necting with neighbors for personal and professional networ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a potluck where neighbors share homemade dish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osting an event featuring various cuisines from the commun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workshops for residents to learn new cooking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athering for a barbecue party with grilled food and fu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rranging dinners with locally sourced ingredi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xchanging surplus homegrown produce and homemade goo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olding a bake sale to support local causes or initiativ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friendly cooking contests for neighbo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joying meals together outdoors in a park or common are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haring favorite recipes and cooking tips among neighbo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ed tours exploring nearby restaurants and food spo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elebrating the local harvest season with food, music, and ga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osting cooking demos to teach specific culinary techn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meals using produce from a communal gar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rying dishes from different cultures in a potluck sett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eeting at local cafes for coffee and convers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orming clubs where neighbors cook and discuss recipes from a chosen cookboo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etting together for a communal weekend brunc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haring food-related stories and memories among neighbo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osting a barbecue with a variety of potato-based dish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eparing and sharing different soups in a winter gathe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llecting food donations for local charities and food ban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an event with ice cream and toppings for al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olding workshops on food preservation, fermentation, and mo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eeting regularly for breakfast and morning convers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rading or lending kitchen tools and equipment among neighbo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dishes using ingredients sourced within the commun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mpeting in baking challenges for fun and recogni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xchanging pre-cooked meals with neighbors for convenie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mbining local music performances with a food festiv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ringing dishes to share at a community picnic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etting up a pizza-making station for neighbors to customize their pizz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orming a club to explore new recipes and cooking techniques togeth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joying wine, cheese, and conversation in a relaxed sett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athering for a communal dinner with shared dish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arvesting vegetables and herbs together to cook a me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mbining barbecue favorites in a potluck style gathe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xchanging home-cooked dishes among neighbors for varie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xploring local eateries for a taste of different cuisi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etting up food stalls for neighbors to sample diverse dish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monstrating recipes and offering samples to neighbo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haring breakfast items at a morning potluck gathe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rning methods of canning, pickling, and preserving foo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erving and sharing a variety of tapas-style dish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ttending classes to learn new cooking skills and techn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wapping surplus garden produce, homemade jams, and mo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hoosing a cuisine theme for a potluck or cooking ev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volving families in cooking together and sharing me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fitness training and workout guid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writing services for articles, blogs, and cont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visual designs for businesses and individu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apturing events, portraits, and scenes through photograph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and coordinating events, parties, and gathering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academic subjects or skills to stud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individuals in personal and professional develop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cleaning services for homes and apart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nd maintaining outdoor spaces and garde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signing and developing websites for businesses and cli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eparing customized meals for individuals and famil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anaging social media accounts for businesses and influenc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aking care of pets in the absence of their own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interior and exterior painting servi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businesses remotely with administrative tas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ranslating written or spoken content between languag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functional and aesthetic interior spaces for cli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hair cutting, styling, and grooming servi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group fitness classes or personal training sess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food and beverage services for events and par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music skills and instruments to stud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repair, maintenance, and small construction wor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dietary guidance and meal plan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makeup services for special occasions and ev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clients in shopping for clothing and accessor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yoga classes for relaxation and fitn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clients declutter and organize their living sp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art classes focused on drawing the human fig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professional resumes and cover letters for job seek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massage sessions for relaxation and welln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eparing homes for sale by arranging furniture and dec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aking and selling cakes, pastries, and desser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coaching and guidance through online platfor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art techniques and skills to aspiring artis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advice and guidance to individuals looking to buy or sell proper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leaning and detailing cars at clients' loc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advice on gardening and plant c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clients in choosing outfits and accessor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ducting workshops to improve writing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raining and behavior modification for dogs and their own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high-intensity workout sessions for group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diting and optimizing existing resumes for job seek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advice on home improvement and renov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on practical life skills and personal develop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ducting workshops on topics related to health and well-be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photography techniques and skills to enthusias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financial advice and planning servi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regular cleaning and tidying services for househol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clients create functional and organized home worksp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culinary skills and techniques to aspiring chef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to improve their public speaking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foreign language skills to learn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nd selling unique handmade jewelr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haircuts and hairstyling services at clients' loc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ducting assessments to improve energy efficiency in ho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remote fitness coaching and workout pla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repair services for plumbing, electrical, and other home syste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custom illustrations for clients and projec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outdoor activities like hiking, camping, and kayak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clients with various tasks and erran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grooming services for pets, including bathing and trimm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pairing household appliances such as refrigerators and washing machi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clients declutter and organize their living and work sp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tailored clothing and fashion desig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one-on-one language lessons for learners of all ag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storing and preserving artworks and ant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unning errands for busy individuals and famil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notary services at clients' loc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etting up smart home devices and technology syste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guided tours of local attractions and historical si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nd decorating custom cakes for special occas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clients in selecting and purchasing ite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singing and vocal techniques to stud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renovation and remodeling services for ho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expertise and advice in specific local industr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massage therapy services at clients' loc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apturing high-quality photographs of p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and caring for elderly individuals in their ho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lanning and coordinating weddings and related ev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signing and creating customized gifts for special occas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advice and solutions for home secur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personalized nutritional guidance and meal plan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local businesses with marketing and promo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combined cleaning and organizing services for ho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rooming pets at clients' homes or loc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on managing personal finances and budget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commissioned artworks based on clients' preferen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livering meals from local restaurants to custom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fitness training tailored to the needs of senio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alterations and tailoring services for cloth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corating and styling homes to enhance their aesthetic appe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tailing and cleaning vehicles at clients' loc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art techniques and skills to individuals in the commun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advice and solutions for sustainable practi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live music performances for events and occas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deep cleaning and maintenance services for homes and busines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advice on reducing energy consumption and cos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clients in curating their personal style and wardrob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photography services for events and portrai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unique and personalized furniture pie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group fitness classes in the commun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accounting and tax services to businesses and individu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therapeutic massage services for relaxation and pain relief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expert nutritional advice and meal plan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comprehensive financial planning and investment advi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apturing high-quality photographs for various occas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mental health counseling and therapy servi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clients in buying, selling, and renting proper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clients in fitness training and health improv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lanning and coordinating weddings and related ev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therapy and support for individuals and famil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individuals in personal and professional develop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clients regain and develop skills for daily lif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visually appealing and functional websi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clients in improving communication and speech abili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fitness classes and promoting physical well-be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therapy and support for couples and famil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and coordinating events, conferences, and gathering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chiropractic care for musculoskeletal iss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individuals in career exploration and develop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therapy and counseling for mental health iss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persuasive and engaging written content for busines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eparing customized meals for individuals and famil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acupuncture treatments for various health condi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visual designs for branding, marketing, and mo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clients declutter, organize, and simplify their liv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therapy and support for mental and emotional well-be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makeup services for events, weddings, and photoshoo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clients in curating their personal style and wardrob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specialized nutritional guidance and therap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diting and producing video content for various purpo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entrepreneurs and business owners in growth and strate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clients improve speech and communication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businesses in building and enhancing their brand ident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in-depth financial analysis and investment recommend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therapeutic massage services for relaxation and pain relief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functional and aesthetic interior spaces for cli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therapy and support for individuals and famil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professionals and executives in leadership and develop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therapy and support for couples and famil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effective resumes and cover letters for job seek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therapy and support for mental and emotional well-be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training and development programs for leadership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anaging and growing social media presence for busines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therapy and counseling for mental health iss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individuals in achieving health and wellness go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strategic marketing advice and campaigns for busines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counseling and therapy services for personal growt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anaging and improving public image and communications for cli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lo, time changes everything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¡Hola, el tiempo cambia tod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onjour, le temps change tout 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allo, die Zeit veränder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iao, il tempo cambia tutt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lá, o tempo muda tud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allo, tijd verander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j, tiden förändrar all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j, tiden ændrer al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i, tiden endrer al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i, aika muuttaa kaiken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Привет, время меняет все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ześć, czas zmienia wszystk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Привіт, час змінює все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hoj, čas mění všechn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ló, az idő mindent megváltozta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alut, timpul schimbă totul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Χαίρετε, ο χρόνος αλλάζει τα πάντα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Здравейте, времето променя всичко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ok, vrijeme mijenja sv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hoj, čas mení všetk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Zdravo, čas spreminja vs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Здраво, време мења све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Zdravo, vrijeme mijenja sv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ërshëndetje, koha ndryshon gjithçka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Здраво, времето го менува сè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re, aeg muudab kõik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veiki, laiks maina visu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veiki, laikas viską keičia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ongu, iż-żmien jibdil kollox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alló, tíminn breytir öllu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ia dhuit, athraíonn am gach rud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àlo, tha an tìde a 'dèanamh atharrachadh air a h-uile rud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o, mae amser yn newid popeth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Kaixo, denbora dena aldatzen du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la, o tempo cambia tod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ola, el temps ho canvia to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iu, lo temps cambia to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onghjornu, u tempu cambia tuttu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ai, vreamea schimba toat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rüß Gott, de Zeit vageht oi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iau, lu tempu cancia tutti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atra, o samay sikhl sa s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oien, d'Zäit änner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allo, tiid feroare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un dé, al temps cambia tü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alut, li timps çhanje toss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ullo, time chynges awthin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oi, de tied veraanger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oi, d'Zyt verändere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iao, il timp al cambie du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uilding custom cabin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aying bricks for a new wal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ouring and finishing a concrete slab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alling new bathroom fixtu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iring a new lighting syste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alling shingles on a residential roof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pplying a fresh coat of paint to a roo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aying tiles for a kitchen backsplas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anging drywall sheets in a roo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afting custom cabinets for a kitchen remod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alling hardwood flooring in a living roo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 smooth finish on a concrete drivewa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structing the framework for a new struc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alling new windows and doors in a renov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ring down walls for a building renov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alling insulation in a new construction proje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elding metal beams for structural suppor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pplying plaster to interior walls for a smooth finis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etting up scaffolding for work at elevated heigh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 decorative stone pathway in a gar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alling roof trusses for a new home construc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pplying caulk around windows and doors for weatherproof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signing and installing a new garden layou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veling the ground and excavating for a found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molds for pouring concrete colum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structing the framework for a new build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alling a wooden fence around a proper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uilding a decorative brick wal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aying asphalt for a new drivewa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oldering pipes for plumbing connec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abricating custom ductwork for HVAC syste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ounting kitchen cabinets in pla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structing a wooden deck for outdoor entertain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alling decorative crown molding in a roo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pplying epoxy coating to a garage flo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alling glass windows and doo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finishing old cabinets for a refreshed loo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storing historical brickwork on a build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igging trenches for utility li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alling gutters and downspouts on a hou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pairing cracks in a concrete sidewal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damaged shingles on a roof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placing broken glass in a window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tching and smoothing out holes in drywal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xing a leaky fauc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pairing faulty electrical outl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placing a broken tile in a bathroo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pairing a wooden deck with damaged boar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placing damaged vinyl siding pan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yping at a fast and accurate spee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and managing files and fold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nd formatting documents in Microsoft Wor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nd using Excel spreadsheets for data analys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signing and delivering presentations using PowerPoi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earching and navigating the intern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dentifying and fixing simple computer iss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Navigating and using features in lin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Navigating and using features in Window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Navigating and using features in ma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rticipating in video calls or online cha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anaging and updating social media profi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riting simple HTML code for a websi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tering and managing data accurately in databa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orking effectively with colleagues remotely using tools like Slac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cognizing and avoiding online security threa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toring and accessing files using platforms like Google Driv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simple graphics using tools like Canv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rticipating in virtual meetings using Zoom or Microsoft Tea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apps like Evernote for organizing no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tering and querying data in databases like Microsoft Acc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search engines to find information on the intern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Excel formulas for calcul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pplying proper etiquette in professional email communic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diting and formatting text in a text edit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nd restoring computer backup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shortcuts for efficient computer navig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simple charts and graphs in Exc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tasks and projects using tools like Asan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rowsing and making purchases from online sto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rticipating in virtual workshops or learning cour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sizing and cropping images using software like Pai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ynchronizing data between devices using iCloud or Google Sync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a password manager to keep track of passwor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atching movies or shows on streaming platforms like Netfli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diting audio files using software like Audac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xploring virtual environments using VR heads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ccessing and controlling a computer remotel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laying games with friends over the intern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diting videos using software like iMovie or Windows Movie Mak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tools like Prezi to create dynamic present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anaging appointments and events using digital calendar 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simple animations using software like Powto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nd distributing surveys using platforms like SurveyMonke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uilding a website using PH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anaging a small project using tools like Trell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rticipating in virtual meetings using various platfor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haring and organizing photos using platforms like Instagr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diting and retouching photos for a websi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VLOOKUP to search for specific data in a spreadshe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nalyzing website traffic and user behavi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detailed architectural drawings for a build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ding custom animations to slides for a dynamic pres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imultaneously editing a document with multiple collaborato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signing vector graphics and log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pplying consistent styles and formatting to a long docu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pdating and managing website content using WordPr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diting and assembling video clips for a promotional vide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cheduling meetings and appoint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vector illustrations for print materi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interactive visualizations from complex datas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riting scripts to automate data analysis tas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uilding responsive websites with a consistent desig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osting online meetings with screen sharing and collabo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anaging customer interactions and sales lea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signing brochures and magazi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3D models for animations or ga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signing and querying databases for storing inform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llaborating on software development projects and tracking chang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veloping virtual reality experiences or ga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diting and commenting on a shared document in real-ti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etting up an online store and managing produc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erforming statistical analysis and generating visualiz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visually appealing slides for a pres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signing 3D models for mechanical engineering projec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roadcasting and interacting with viewers during live strea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nd managing tasks and timelines for projec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riting and editing code with syntax highlighting and autocomple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diting and enhancing audio recording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ccessing a computer remotely to provide technical suppor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surveys and analyzing respon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signing and coding websites with visual edito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riting, debugging, and testing code in a development environ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reports and dashboards from database quer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cording and streaming videos from a computer scre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nimations for cartoons or advertise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signing user interfaces and prototypes with real-time collabo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customer support and tracking tick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riting and editing code in a customizable text edit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cording and producing music or podcas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unning multiple operating systems on a single comput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rolling in and completing online cour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etting up and managing websites on hosting servi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signing and generating toolpaths for CNC machi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special effects and animations for vide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apturing screenshots and recording screencas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cording presentations with voice-over nar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learly conveying project updates to team memb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ttentively listening to colleagues' perspectives in a meet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ediating a disagreement between team memb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orking with others to complete a complex proje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llaboratively finding solutions to unforeseen challeng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nderstanding and considering the feelings of team memb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Negotiating project timelines and resources with stakehold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gning tasks to team members based on strength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llocating time effectively to meet team deadli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lexibly adjusting plans to accommodate changing circumstan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72" calcext:value-type="float">
            <text:p>107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elcoming diverse ideas and viewpoints in brainstorm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constructive feedback to help improve a colleague's wor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74" calcext:value-type="float">
            <text:p>107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ceiving feedback from peers and applying it to tas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llectively making strategic decisions for a proje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76" calcext:value-type="float">
            <text:p>107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dressing conflicts and finding resolutions in a te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77" calcext:value-type="float">
            <text:p>107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specting and understanding cultural differences in a global te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78" calcext:value-type="float">
            <text:p>107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a group discussion to generate ideas and solu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79" calcext:value-type="float">
            <text:p>107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uilding trust among team members through transparent communic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aching a shared agreement on project direc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81" calcext:value-type="float">
            <text:p>108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orking with colleagues from different departments on a proje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82" calcext:value-type="float">
            <text:p>108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ffectively collaborating with remote team members using 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83" calcext:value-type="float">
            <text:p>108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dentifying potential conflicts early and addressing them proactivel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aking decisions that align with team's shared go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fining the problem clearly to guide effective collaborative solu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rainstorming creative ideas with team members to improve a produ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87" calcext:value-type="float">
            <text:p>108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haring relevant resources and knowledge with teamma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productive virtual meetings with remote particip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veloping a communication strategy for a cross-functional proje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tributing ideas and insights during team discuss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istributing tasks among team members based on experti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nalyzing issues together to identify root causes and solu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93" calcext:value-type="float">
            <text:p>109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rning from peers by sharing knowledge and experien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94" calcext:value-type="float">
            <text:p>109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urning conflicts into opportunities for positive change in a te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95" calcext:value-type="float">
            <text:p>109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ioritizing decisions collectively based on impact and urgenc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96" calcext:value-type="float">
            <text:p>109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apting communication styles to work effectively with different personali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97" calcext:value-type="float">
            <text:p>109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ligning team members around a common goal or miss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98" calcext:value-type="float">
            <text:p>109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olding each other responsible for individual and team tas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team-building activities for remote colleag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flecting as a team to identify successes and areas for improv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suring all team members have a voice in discussions and decis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02" calcext:value-type="float">
            <text:p>110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verting negative conflicts into positive outcomes for the te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03" calcext:value-type="float">
            <text:p>110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ocusing on finding solutions rather than dwelling on proble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enerating creative ideas collectively to solve a challen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05" calcext:value-type="float">
            <text:p>110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essing project outcomes as a team to identify areas for improv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06" calcext:value-type="float">
            <text:p>110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orking with professionals from different fields to solve complex proble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urning disagreements into opportunities for growth and chan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08" calcext:value-type="float">
            <text:p>110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hared responsibility for both successes and setbacks as a te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09" calcext:value-type="float">
            <text:p>110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nderstanding and responding to an elderly person's emo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upporting a child with special needs through a slow-paced activ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mforting a grieving family member with kind wor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ttentively hearing a friend share their concerns about their healt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13" calcext:value-type="float">
            <text:p>111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xplaining medical instructions clearly to a pati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ministering prescribed medications to an elderly relativ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15" calcext:value-type="float">
            <text:p>111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a person with disabilities in dressing and groom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oking nutritious meals for an individual with dietary restric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17" calcext:value-type="float">
            <text:p>111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a person with limited mobility bathe and maintain personal hygie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18" calcext:value-type="float">
            <text:p>111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taying calm and taking action during a medical emergenc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ministering basic first aid to a child who has a minor injur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comfort and reassurance to a friend going through a tough ti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21" calcext:value-type="float">
            <text:p>112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upervising and entertaining young children while their parents are awa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22" calcext:value-type="float">
            <text:p>112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pending time and engaging in conversation with a senior citi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23" calcext:value-type="float">
            <text:p>112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onitoring a patient's vital signs and recording chang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24" calcext:value-type="float">
            <text:p>112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a person in performing prescribed exercises after surger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temporary relief to a family caregiver by taking over care du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26" calcext:value-type="float">
            <text:p>112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techniques to help a child with autism manage sensory challeng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memory aids and engaging activities to support individuals with dementi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28" calcext:value-type="float">
            <text:p>112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comfort and pain relief to a terminally ill pati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29" calcext:value-type="float">
            <text:p>112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peaking up for a patient's rights and needs within the healthcare syste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30" calcext:value-type="float">
            <text:p>113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eeding, changing diapers, and soothing a newborn bab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ttending to a patient's needs, comfort, and safety while in be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32" calcext:value-type="float">
            <text:p>113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emotional support to individuals and families during end-of-life c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with daily activities for individuals who need home c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34" calcext:value-type="float">
            <text:p>113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upporting a child with developmental disabilities in social interac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therapeutic support to individuals coping with lo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 safe environment and engaging activities for someone with Alzheimer'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37" calcext:value-type="float">
            <text:p>113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hildproofing the home to prevent accidents and injur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38" calcext:value-type="float">
            <text:p>113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a person with mobility challenges in taking a bat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ccurately recording medical information and observ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ministering nutrition through a feeding tube for a patient unable to ea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acticing hygiene measures to prevent the spread of infec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42" calcext:value-type="float">
            <text:p>114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gaging an individual with brain exercises and puzz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43" calcext:value-type="float">
            <text:p>114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a person with disabilities in using assistive devi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44" calcext:value-type="float">
            <text:p>114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urning and repositioning a bedridden patient to prevent bedso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45" calcext:value-type="float">
            <text:p>114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a person who has difficulty eating to enjoy me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46" calcext:value-type="float">
            <text:p>114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a wheelchair user in navigating different environ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istening and speaking with kindness and understand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48" calcext:value-type="float">
            <text:p>114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acilitating social connections for individuals with limited mobil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ministering pain relief measures and tracking effectiven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aring for a feeding tube, maintaining cleanliness and functional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51" calcext:value-type="float">
            <text:p>115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specting cultural practices and preferences in caregiv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comfort through soothing touch and calming prese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53" calcext:value-type="float">
            <text:p>115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isting with changing adult diapers and maintaining hygie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54" calcext:value-type="float">
            <text:p>115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communication boards or devices to support nonverbal individu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55" calcext:value-type="float">
            <text:p>115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aising awareness about climate change through social media pos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obilizing local residents to address affordable housing iss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57" calcext:value-type="float">
            <text:p>115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eeting with legislators to push for policy changes on healthcare acc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58" calcext:value-type="float">
            <text:p>115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a peaceful protest to demand racial justi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59" calcext:value-type="float">
            <text:p>115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n online petition to support fair labor practi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livering a speech at a rally advocating for gender equal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riting a press release to gain media coverage for LGBTQ+ righ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llaborating with other advocacy groups to amplify impa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eeting with elected officials to discuss prison reform polic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64" calcext:value-type="float">
            <text:p>116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unning an online campaign to support refugee righ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65" calcext:value-type="float">
            <text:p>116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a fundraising event for a social justice organiz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66" calcext:value-type="float">
            <text:p>116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haring personal experiences to highlight discrimination faced by marginalized group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67" calcext:value-type="float">
            <text:p>116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oing door-to-door to engage residents in voter registration effor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searching and evaluating the impact of proposed education polic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69" calcext:value-type="float">
            <text:p>116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anaging social media accounts for an environmental advocacy grou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a crowdfunding campaign to support indigenous righ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 mural that promotes inclusivity and diversity in a neighborhoo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72" calcext:value-type="float">
            <text:p>117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ading workshops on peaceful protest strategies and techn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osting workshops on transgender rights and discrimin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support and resources to communities affected by natural disast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short videos to share stories of refugees' journey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76" calcext:value-type="float">
            <text:p>117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acilitating dialogues between police and community memb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rafting a letter to legislators advocating for comprehensive immigration refor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ocusing on issues that impact multiple marginalized groups simultaneousl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veloping a strategic plan to combat food insecurity in a c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anaging volunteers for a campaign to promote voter turnou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81" calcext:value-type="float">
            <text:p>118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rging companies to adopt ethical and sustainable business practi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ending letters to newspapers advocating for equitable healthcare acc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83" calcext:value-type="float">
            <text:p>118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n art installation to shed light on the impacts of climate chan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llaborating with international activists to address global human rights iss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essing the effectiveness of a campaign to promote mental health awaren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itiating an online boycott to raise awareness about fair labor practi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87" calcext:value-type="float">
            <text:p>118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ducting research to provide evidence for policy recommend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88" calcext:value-type="float">
            <text:p>118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oycotting companies that support environmentally harmful practi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89" calcext:value-type="float">
            <text:p>118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athering donations to support educational initiatives in underserved are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afting messages that resonate with target audiences to promote gender equal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91" calcext:value-type="float">
            <text:p>119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upporting and standing up for marginalized communities as an all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obbying governments to address global issues like child lab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93" calcext:value-type="float">
            <text:p>119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nd sharing an online petition to oppose discriminatory polic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94" calcext:value-type="float">
            <text:p>119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rticipating in a peaceful march advocating for LGBTQ+ righ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eeting with lawmakers to push for criminal justice refor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ducting workshops on systemic racism and its impa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97" calcext:value-type="float">
            <text:p>119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unning a campaign to raise awareness about gender-based viole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98" calcext:value-type="float">
            <text:p>119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osting workshops on disability rights and accessibil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rticipating in tree planting events to combat defores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raining community members to advocate for better healthcare acc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xpertly chopping vegetables for a stir-fr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02" calcext:value-type="float">
            <text:p>120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autéing garlic and onions to build flavor in a pasta sau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 balanced salad with complementary ingredi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04" calcext:value-type="float">
            <text:p>120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ding the right blend of spices to enhance the flavor of a curr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05" calcext:value-type="float">
            <text:p>120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 weekly menu that balances nutrients and flavo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suring proper food handling to prevent cross-contamin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aking a batch of fresh, golden-brown chocolate chip cook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08" calcext:value-type="float">
            <text:p>120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rilling marinated chicken skewers to perfec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09" calcext:value-type="float">
            <text:p>120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eparing a tender steak using the sous vide metho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afting homemade fettuccine noodles for a decadent pasta dis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11" calcext:value-type="float">
            <text:p>121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hipping up a creamy béchamel sauce for a lasagn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12" calcext:value-type="float">
            <text:p>121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tangy homemade sauerkraut using ferm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13" calcext:value-type="float">
            <text:p>121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rranging colorful ingredients artistically on a pla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afting a refreshing summer salad with mixed greens and seasonal frui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15" calcext:value-type="float">
            <text:p>121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Kneading bread dough to achieve the right texture and consistenc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ding a sprinkle of fresh herbs to enhance the visual appeal of a dis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iring wine and cheese to create a harmonious tasting experie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18" calcext:value-type="float">
            <text:p>121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arinating tofu for flavorful and succulent skew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venting a unique fusion dish that combines different cuisi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afting a luscious crème brûlée with a perfectly caramelized to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21" calcext:value-type="float">
            <text:p>122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eserving seasonal fruits as homemade jams and jell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 hearty and flavorful stew in a single po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eparing fluffy basmati rice for a fragrant biryan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roiling salmon fillets for a crispy and tender tex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25" calcext:value-type="float">
            <text:p>122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a mandoline to create uniform slices for a grati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26" calcext:value-type="float">
            <text:p>122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and prepping ingredients before cook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27" calcext:value-type="float">
            <text:p>122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immering homemade vegetable stock for soups and sau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28" calcext:value-type="float">
            <text:p>122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Quickly stir-frying colorful vegetables for a vibrant and nutritious dis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29" calcext:value-type="float">
            <text:p>122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flaky and buttery croissants from scratc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electing and preparing high-quality cuts of beef for a steak dinn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31" calcext:value-type="float">
            <text:p>123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olling out pizza dough to achieve the desired thickn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rranging sushi rolls beautifully on a platt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33" calcext:value-type="float">
            <text:p>123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aramelizing onions to enhance their natural sweetn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low-cooking a tough cut of meat until it becomes tender and flavorfu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 custom spice blend for a Moroccan-inspired dis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a piping bag to decorate cupcakes with intricate desig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37" calcext:value-type="float">
            <text:p>123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corating a cake with intricate fondant desig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38" calcext:value-type="float">
            <text:p>123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ixing a classic margarita with fresh ingredients and precise measure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39" calcext:value-type="float">
            <text:p>123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uring salmon to create silky and flavorful gravla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oasting vegetables until they caramelize and develop rich flavo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41" calcext:value-type="float">
            <text:p>124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astering the art of perfectly poached eggs for a brunch dis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42" calcext:value-type="float">
            <text:p>124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fusing olive oil with herbs for a unique and aromatic flav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43" calcext:value-type="float">
            <text:p>124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aking crusty baguettes with a chewy interi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44" calcext:value-type="float">
            <text:p>124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autéing mushrooms in butter for a savory side dis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45" calcext:value-type="float">
            <text:p>124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rying crispy and golden onion ring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ultivating a sourdough starter for homemade sourdough bre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47" calcext:value-type="float">
            <text:p>124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immering a hearty tomato sauce for past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rranging a stack of pancakes with syrup and berries for visual appe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49" calcext:value-type="float">
            <text:p>124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olling out fresh pasta dough and cutting tagliate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hisking up a tangy vinaigrette for a summer sal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51" calcext:value-type="float">
            <text:p>125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placing eggs with applesauce in a vegan baking reci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piping techniques to decorate a birthday cake with intricate desig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53" calcext:value-type="float">
            <text:p>125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 fruit-filled gelatin dessert with a delicate tex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54" calcext:value-type="float">
            <text:p>125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aking your own ketchup from fresh tomatoes and spi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55" calcext:value-type="float">
            <text:p>125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eserving cucumbers in brine to create crunchy and tangy pick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rranging ingredients for a food photoshoot to make the dish visually appeal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57" calcext:value-type="float">
            <text:p>125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lanching vegetables and then immersing them in ice water to retain color and tex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fusing a pasta sauce with fresh basil and oregan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llowing bread dough to rise until doubled in size before bak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homemade toffee with precise temperature contro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61" calcext:value-type="float">
            <text:p>126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fondant to cover and decorate a cake with smooth and polished finish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62" calcext:value-type="float">
            <text:p>126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xpertly filleting a whole fish for cook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63" calcext:value-type="float">
            <text:p>126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lending roasted nuts to make creamy almond butt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 flavorful chicken liver pâ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eparing a flaky and tender pie crust for a seasonal fruit p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66" calcext:value-type="float">
            <text:p>126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anning and preserving jams to enjoy summer fruits year-roun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acticing proper table manners and dining etiquet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68" calcext:value-type="float">
            <text:p>126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aking delicate spun sugar decorations for desser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69" calcext:value-type="float">
            <text:p>126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mpering chocolate to achieve a glossy finish for truff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ermenting vegetables to create tangy and probiotic-rich kimch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 hearty vegan chili with plant-based protein sour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72" calcext:value-type="float">
            <text:p>127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olding delicate dumplings with intricate plea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73" calcext:value-type="float">
            <text:p>127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oking thin and delicate crepes for a sweet or savory fill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74" calcext:value-type="float">
            <text:p>127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a smoker to infuse meats with smoky flavo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75" calcext:value-type="float">
            <text:p>127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olling sushi with perfectly seasoned rice, fresh fish, and vegeta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76" calcext:value-type="float">
            <text:p>127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iring a rich red wine with a savory beef stew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77" calcext:value-type="float">
            <text:p>127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apturing visually appealing images of a beautifully plated dis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78" calcext:value-type="float">
            <text:p>127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aking a batch of gluten-free chocolate chip cookies using alternative flo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79" calcext:value-type="float">
            <text:p>127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afting a velvety Alfredo sauce with butter and cre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mulsifying a vinaigrette by slowly whisking in oi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81" calcext:value-type="float">
            <text:p>128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lambéing bananas with rum for a dramatic dessert pres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iring a sharp cheddar with a fruity red w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83" calcext:value-type="float">
            <text:p>128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oking creamy risotto with Arborio rice and rich brot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84" calcext:value-type="float">
            <text:p>128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afting a hearty vegetable stew with a medley of flavo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85" calcext:value-type="float">
            <text:p>128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hipping cream to soft peaks for topping desser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86" calcext:value-type="float">
            <text:p>128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aking a smooth and creamy vanilla ice cream ba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87" calcext:value-type="float">
            <text:p>128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 flavorful gravy from pan dripping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88" calcext:value-type="float">
            <text:p>128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olding delicate dim sum dumplings with intricate fol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89" calcext:value-type="float">
            <text:p>128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ossing pizza dough in the air to stretch and shape 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 tangy and sweet mango chutne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91" calcext:value-type="float">
            <text:p>129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lipping crepes in a skillet to cook evenly on both si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92" calcext:value-type="float">
            <text:p>129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ayering ingredients to create a comforting casserole dis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93" calcext:value-type="float">
            <text:p>129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afting a wheel of homemade Camembert chee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lipping pancakes to achieve a golden-brown tex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95" calcext:value-type="float">
            <text:p>129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hopping onions finely for a flavorful sals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96" calcext:value-type="float">
            <text:p>129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oaching eggs to achieve a delicate texture for Eggs Benedi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97" calcext:value-type="float">
            <text:p>129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hurning a smooth and creamy pistachio gela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98" calcext:value-type="float">
            <text:p>129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autéing shrimp with garlic and butter for a quick and flavorful dis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horoughly vacuuming carpets and floors to remove dust and dir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a microfiber cloth to dust furniture, shelves, and surf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crubbing and sanitizing the toilet, sink, and shower in a bathroo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02" calcext:value-type="float">
            <text:p>130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opping hard floors with a suitable floor cleaner for a shiny finis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03" calcext:value-type="float">
            <text:p>130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leaning windows and glass surfaces with a streak-free window clean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04" calcext:value-type="float">
            <text:p>130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greasing and wiping down countertops, appliances, and kitchen surf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05" calcext:value-type="float">
            <text:p>130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orting, washing, and folding clothes using appropriate laundry produc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06" calcext:value-type="float">
            <text:p>130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leaning the oven's interior and exterior to remove grease and resid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07" calcext:value-type="float">
            <text:p>130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leaning and organizing the refrigerator shelves and draw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08" calcext:value-type="float">
            <text:p>130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ashing and drying dishes, utensils, and cook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09" calcext:value-type="float">
            <text:p>130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a fabric cleaner to clean and refresh upholstery on furni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10" calcext:value-type="float">
            <text:p>131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olishing and buffing hard floors to achieve a glossy sh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11" calcext:value-type="float">
            <text:p>131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mptying and sanitizing garbage bins and disposing of trash properl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usting and cleaning curtains and blinds to remove dust and allerge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13" calcext:value-type="float">
            <text:p>131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iping and cleaning baseboards to remove dirt and dust buildu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14" calcext:value-type="float">
            <text:p>131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a carpet cleaner to remove stains and refresh carp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15" calcext:value-type="float">
            <text:p>131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erforming a thorough cleaning of all areas, including hard-to-reach spo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16" calcext:value-type="float">
            <text:p>131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moving tough stains from fabrics and surfaces using appropriate stain remov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17" calcext:value-type="float">
            <text:p>131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moving leaves and debris from gutters to prevent clogg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18" calcext:value-type="float">
            <text:p>131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crubbing and cleaning grout lines in tiled areas to remove gri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19" calcext:value-type="float">
            <text:p>131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Vacuuming and spot cleaning mattresses to remove dust and allerge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20" calcext:value-type="float">
            <text:p>132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iping down and cleaning walls to remove fingerprints and dir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21" calcext:value-type="float">
            <text:p>132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a lint roller or vacuum to remove pet hair from furniture and fabric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22" calcext:value-type="float">
            <text:p>132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moving dust and cobwebs from ceilings using a long-handled dust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23" calcext:value-type="float">
            <text:p>132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leaning screens, keyboards, and electronics with appropriate cleaning solu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24" calcext:value-type="float">
            <text:p>132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leaning and polishing shoes to maintain their appear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25" calcext:value-type="float">
            <text:p>132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a stainless steel cleaner to polish and remove smudges from applian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26" calcext:value-type="float">
            <text:p>132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weeping and hosing down outdoor spaces like patios and dec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27" calcext:value-type="float">
            <text:p>132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mold and mildew remover to clean and prevent growth in damp are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28" calcext:value-type="float">
            <text:p>132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leaning and polishing wooden furniture to restore its sh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29" calcext:value-type="float">
            <text:p>132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Vacuuming and spot cleaning area rugs to keep them clean and fres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30" calcext:value-type="float">
            <text:p>133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anitizing and cleaning children's toys to maintain hygie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31" calcext:value-type="float">
            <text:p>133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learing out unwanted items and decluttering living sp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32" calcext:value-type="float">
            <text:p>133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moving stains from walls using appropriate cleaning ag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33" calcext:value-type="float">
            <text:p>133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crubbing and cleaning bathroom tiles to remove soap scum and gri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34" calcext:value-type="float">
            <text:p>133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pantry shelves and containers to keep food items tid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35" calcext:value-type="float">
            <text:p>133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leaning and refreshing draperies to remove dust and odo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36" calcext:value-type="float">
            <text:p>133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usting blinds with a microfiber cloth to remove dus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37" calcext:value-type="float">
            <text:p>133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shoe racks to keep footwear neatly arrange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38" calcext:value-type="float">
            <text:p>133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moving dust and dirt from air vents to improve air qual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39" calcext:value-type="float">
            <text:p>133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Vacuuming and cleaning car interiors to keep them clean and fres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iping down and cleaning cabinets inside and ou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41" calcext:value-type="float">
            <text:p>134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leaning and washing outdoor furniture to remove dirt and gri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leaning computer keyboards to remove dust and debr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43" calcext:value-type="float">
            <text:p>134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usting and cleaning plant leaves to maintain their health and appear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perly changing a diaper and ensuring hygie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45" calcext:value-type="float">
            <text:p>134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gaging in age-appropriate play activities and ensuring safe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46" calcext:value-type="float">
            <text:p>134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stablishing a calming bedtime routine to help a child sleep bett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47" calcext:value-type="float">
            <text:p>134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lanning balanced and nutritious meals suitable for children's nee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48" calcext:value-type="float">
            <text:p>134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gaging in age-appropriate conversations and active liste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49" calcext:value-type="float">
            <text:p>134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children about proper handwashing and personal hygie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a child through the process of transitioning from diapers to using the toil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51" calcext:value-type="float">
            <text:p>135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ediating conflicts between children and teaching problem-solving skil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52" calcext:value-type="float">
            <text:p>135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with homework assignments and providing guid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gaging in arts and crafts, drawing, and other creative activi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54" calcext:value-type="float">
            <text:p>135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upervising outdoor play to ensure safety and fu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55" calcext:value-type="float">
            <text:p>135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gentle discipline methods to encourage good behavi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56" calcext:value-type="float">
            <text:p>135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 structured daily routine that includes meals, naps, and playti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57" calcext:value-type="float">
            <text:p>135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troducing educational toys and activities to promote lear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58" calcext:value-type="float">
            <text:p>135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comfort and care when a child is unwel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59" calcext:value-type="float">
            <text:p>135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moting social interactions and teaching appropriate behavi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specting and appreciating a child's cultural background and divers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61" calcext:value-type="float">
            <text:p>136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mpersonating famous celebrities and characters with spot-on impress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62" calcext:value-type="float">
            <text:p>136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erforming a stand-up comedy routine that leaves the audience in stitch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63" calcext:value-type="float">
            <text:p>136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Bust out hilarious dance moves that make everyone laug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64" calcext:value-type="float">
            <text:p>136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vising elaborate and harmless pranks that surprise and amu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65" calcext:value-type="float">
            <text:p>136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Juggling a variety of objects in a comical and entertaining mann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gaging in slapstick humor and comedic physical antic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67" calcext:value-type="float">
            <text:p>136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lling humorous anecdotes that captivate and entertain the audie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68" calcext:value-type="float">
            <text:p>136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quirky and whimsical artworks that provoke smi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69" calcext:value-type="float">
            <text:p>136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earing outrageous and silly costumes to bring laughter to any ev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70" calcext:value-type="float">
            <text:p>137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imicking accents, voices, and mannerisms to create funny scenari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71" calcext:value-type="float">
            <text:p>137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rticipating in improv comedy performances with witty and spontaneous hum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aking hilarious and exaggerated facial expressions for comedic effe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73" calcext:value-type="float">
            <text:p>137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hilarious parody songs that put a comical twist on popular tu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74" calcext:value-type="float">
            <text:p>137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erforming silent and exaggerated actions that tell a funny stor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75" calcext:value-type="float">
            <text:p>137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dry and sarcastic humor to deliver funny and unexpected remar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signing and presenting comically impractical yet inventive gadg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77" calcext:value-type="float">
            <text:p>137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humorous voiceovers for videos or anim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78" calcext:value-type="float">
            <text:p>137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bsurd and fake cooking tutorials with hilarious resul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79" calcext:value-type="float">
            <text:p>137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mbarking on a day of role-playing as fictional and funny charact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acting to everyday situations with over-the-top and humorous respon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81" calcext:value-type="float">
            <text:p>138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erforming magic tricks with unexpected and hilarious outco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citing challenging tongue twisters with speedy and funny resul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satirical news reports with outrageous and funny headli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84" calcext:value-type="float">
            <text:p>138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aking on outrageous challenges that result in comical outco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85" calcext:value-type="float">
            <text:p>138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ading a page of a book in just a few secon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86" calcext:value-type="float">
            <text:p>138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 simple yet recognizable drawing in under a minu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87" calcext:value-type="float">
            <text:p>138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riting a short story or paragraph in a matter of secon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88" calcext:value-type="float">
            <text:p>138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mpleting a high-intensity workout routine in five minu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89" calcext:value-type="float">
            <text:p>138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oking a flavorful meal in under 15 minutes using an Instant Po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yping a sentence accurately in a matter of secon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91" calcext:value-type="float">
            <text:p>139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gaging in a quick one-minute meditation for relax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92" calcext:value-type="float">
            <text:p>139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olving a simple puzzle in a matter of secon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93" calcext:value-type="float">
            <text:p>139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aking a quick and confident decision in secon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94" calcext:value-type="float">
            <text:p>139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mpleting a Sudoku puzzle within a minu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95" calcext:value-type="float">
            <text:p>139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apturing an interesting photo in a split secon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96" calcext:value-type="float">
            <text:p>139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olving a math problem or riddle quickl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97" calcext:value-type="float">
            <text:p>139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 simple and emotive drawing in secon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98" calcext:value-type="float">
            <text:p>139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emorizing a list of items in just a few secon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399" calcext:value-type="float">
            <text:p>139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cking a small bag for a quick trip in a matter of minu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ending a short and precise message in secon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01" calcext:value-type="float">
            <text:p>140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erforming a series of stretching exercises in a minu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02" calcext:value-type="float">
            <text:p>140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ancing energetically and creatively for a brief perform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03" calcext:value-type="float">
            <text:p>140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leansing, moisturizing, and applying sunscreen in under five minu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04" calcext:value-type="float">
            <text:p>140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mpleting a drawing challenge within a time lim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05" calcext:value-type="float">
            <text:p>140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 quick and playful digital artwork to send as a mess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06" calcext:value-type="float">
            <text:p>140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mpleting a small home improvement project in under an ho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07" calcext:value-type="float">
            <text:p>140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idying up a room in a matter of minu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etting a specific goal and action plan in a few minu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riting a short poem or paragraph that captures emo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10" calcext:value-type="float">
            <text:p>141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ading a passage out loud quickly while maintaining clar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11" calcext:value-type="float">
            <text:p>141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quick caricature-style portraits of peop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12" calcext:value-type="float">
            <text:p>141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afting a small handmade item within a short time fra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13" calcext:value-type="float">
            <text:p>141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Juggling three objects for a short and entertaining perform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14" calcext:value-type="float">
            <text:p>141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viewing a document and highlighting key points within minu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15" calcext:value-type="float">
            <text:p>141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ollowing a simple recipe and cooking a dish rapidl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16" calcext:value-type="float">
            <text:p>141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laying an energetic and spontaneous musical pie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17" calcext:value-type="float">
            <text:p>141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essing a situation and proposing solutions quickl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18" calcext:value-type="float">
            <text:p>141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embling a jigsaw puzzle in a matter of minu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19" calcext:value-type="float">
            <text:p>141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 stylish and quick hairstyle for a special ev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20" calcext:value-type="float">
            <text:p>142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lanting flowers or herbs in a small garden bed within minu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21" calcext:value-type="float">
            <text:p>142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erforming a short and dramatic monolog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22" calcext:value-type="float">
            <text:p>142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and decluttering a small space in a short ti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23" calcext:value-type="float">
            <text:p>142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rapid and playful drawings of anim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24" calcext:value-type="float">
            <text:p>142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olving a quick brainteaser or riddle on the spo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25" calcext:value-type="float">
            <text:p>142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olding a piece of paper into a simple origami sha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26" calcext:value-type="float">
            <text:p>142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articipating in a short and spontaneous improvisational perform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27" calcext:value-type="float">
            <text:p>142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astering a quick cooking technique like searing or blanch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28" calcext:value-type="float">
            <text:p>142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mposing a short and catchy song melody within minu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29" calcext:value-type="float">
            <text:p>142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quick and whimsical doodles on pap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eaving a short and engaging story on the spo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erforming a fast and impressive card tric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32" calcext:value-type="float">
            <text:p>143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riting and reciting a short poem with emo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33" calcext:value-type="float">
            <text:p>143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mpleting a series of quick and intense exercise mov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34" calcext:value-type="float">
            <text:p>143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unning as fast as possible in a short ra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35" calcext:value-type="float">
            <text:p>143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bserving snails move slowly in a ra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36" calcext:value-type="float">
            <text:p>143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uising leisurely on a slow-moving boa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37" calcext:value-type="float">
            <text:p>143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atching a graceful ballet performance with slow and elegant move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38" calcext:value-type="float">
            <text:p>143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avoring and appreciating the flavors of a gourmet me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39" calcext:value-type="float">
            <text:p>143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rawing a detailed portrait with careful and slow shad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Quickly solving a jigsaw puzzle with fast problem-solv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aking your time to assemble a challenging puzz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42" calcext:value-type="float">
            <text:p>144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acticing a dynamic and quick yoga seque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gaging in a gentle and slow-paced yoga sess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44" calcext:value-type="float">
            <text:p>144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gaging in a fast-paced and energetic convers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45" calcext:value-type="float">
            <text:p>144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aving a deep and contemplative conversation with slow reflec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gaging in a brief and focused meditation sess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acticing mindful awareness with slow and deliberate atten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48" calcext:value-type="float">
            <text:p>144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gaging in a long and gentle stretching rout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49" calcext:value-type="float">
            <text:p>144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eparing a meal quickly with efficient cooking techn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oking a dish slowly to enhance flavors and tendern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51" calcext:value-type="float">
            <text:p>145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clients create a detailed budget to manage their financ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52" calcext:value-type="float">
            <text:p>145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clients in creating a plan to reduce and manage their debt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53" calcext:value-type="float">
            <text:p>145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vising on effective methods to save money for short and long-term goal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workshops to educate individuals on various financial topic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clients make informed decisions regarding pension plan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56" calcext:value-type="float">
            <text:p>145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clients develop plans for philanthropic donation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viding financial advice to businesses for growth and profitability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clients who wish to invest in companies aligned with their valu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ducting seminars to improve individuals' understanding of personal financ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vising on setting up trusts that benefit both charitable causes and client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Helping individuals navigate financial aspects during divorce proceeding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Guiding clients towards sustainable financial practices for the futur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63" calcext:value-type="float">
            <text:p>146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ssessing a building's energy consumption and suggesting efficiency improvement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nutrient-rich compost from organic waste for garden enrichment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65" calcext:value-type="float">
            <text:p>146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ducting workshops to educate people about reducing waste and recycling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events where volunteers clean up public spac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67" calcext:value-type="float">
            <text:p>146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small farms in urban areas to grow fresh produce locally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alling solar panels on rooftops to generate clean energy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moting the use of public transit to reduce carbon emission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aching individuals on adopting a lifestyle with minimal wast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stablishing programs that provide shared car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aunching campaigns to reduce single-use plastic consumptio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products that have a minimal impact on the environment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74" calcext:value-type="float">
            <text:p>147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signing packaging that is eco-friendly and reduces wast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vocating for the adoption of renewable energy sourc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76" calcext:value-type="float">
            <text:p>147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llecting and recycling electronic waste to prevent pollutio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storing natural habitats through planting trees and revitalizing ecosystem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moting ethical and sustainable practices in the fashion industry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79" calcext:value-type="float">
            <text:p>147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shared gardens where locals can grow their own produc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ducting workshops to educate people about solar and wind energy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moving plastic debris from oceans to protect marine ecosystem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veloping technologies that have positive environmental impact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scuing excess food from restaurants and events to feed those in need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signing landscapes that conserve water and promote biodiversity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vesting in companies that focus on clean and renewable energy sourc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86" calcext:value-type="float">
            <text:p>148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peaking up for policies and actions that protect the environment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rganizing workshops to educate children about sustainability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88" calcext:value-type="float">
            <text:p>148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tools to help individuals measure and reduce their carbon footprint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llecting rainwater for irrigation and household us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Encouraging responsible travel practices that minimize environmental impact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vocating for government policies that support renewable energy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stalling gardens on rooftops to improve insulation and air quality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art that raises awareness about climate chang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Offering catering services with locally sourced and eco-friendly food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moting electric vehicles, bike lanes, and walking path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lanning events with reduced waste and sustainable practic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people about the benefits and potential of renewable energy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98" calcext:value-type="float">
            <text:p>149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mplementing systems to conserve and manage water resourc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Advising businesses on sustainable practices and eco-friendly operation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veloping local solar or wind projects that benefit the community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ching people how to repurpose old items into new and useful product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Using eco-friendly materials in construction and renovation project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eating educational curricula that emphasize sustainability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Investing in companies that prioritize social and environmental responsibility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eviewing and promoting products that align with sustainable valu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06" calcext:value-type="float">
            <text:p>150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raining individuals for careers in the renewable energy industry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07" calcext:value-type="float">
            <text:p>150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romoting carpooling, biking, and public transit as eco-friendly option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08" calcext:value-type="float">
            <text:p>150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onducting seminars on the latest advancements in sustainable tech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eveloping packaging that generates minimal waste and pollutio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aising awareness about making eco-conscious purchasing decision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11" calcext:value-type="float">
            <text:p>151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eam-building exercises, Workshops, Book clubs, Board game nights, Choral sing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12" calcext:value-type="float">
            <text:p>151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Tummy time, Bubble blowing, Peek-a-boo, Stroller wal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13" calcext:value-type="float">
            <text:p>151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Finger painting, Block building, Storytime reading, Hide and seek, Playground play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Drawing and coloring, Simple board games, Lego build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Video gaming, Skateboarding, Music band forming, Sports leag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16" calcext:value-type="float">
            <text:p>151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Yoga, Gardening, Cooking classes, Wine tasting, DIY home improvement, Meditation, Networking ev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Knitting, Bird watching, Gardening, Gentle exercise classes, Social dances, Group to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Study groups or tutoring sess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19" calcext:value-type="float">
            <text:p>151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laydates, DIY craft sessions, Parent support group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20" calcext:value-type="float">
            <text:p>1520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Networking events, Seminars, Webinars, Team-building workshop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21" calcext:value-type="float">
            <text:p>1521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Crafting workshops, DIY tutorials, Gardening classes, Model building sessions, Cooking clas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Vegan cooking, Vegan food, Animal rights advocacy, Vegan lifestyle workshop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Vegetarian food festivals, Farm visits, Vegetarian support group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Peer reviews, Lecture series, Book clubs, Field research outing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Women empowerment, Women's health workshops, Self-defense clas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26" calcext:value-type="float">
            <text:p>1526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Men's health workshops, Fitness bootcamps, Beard grooming sess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Non-binary support groups, Awareness campaigns, Community meetups, Fashion workshop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28" calcext:value-type="float">
            <text:p>1528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egal aid seminars, Community integration events, Language classes, Job skills trai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29" calcext:value-type="float">
            <text:p>1529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Local tours, Language exchange programs, International food nigh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¤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4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¤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0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22:01:41.509570567</meta:creation-date>
    <dc:date>2023-09-07T22:36:01.014390474</dc:date>
    <meta:editing-duration>PT12M15S</meta:editing-duration>
    <meta:editing-cycles>8</meta:editing-cycles>
    <meta:generator>LibreOffice/7.3.7.2$Linux_X86_64 LibreOffice_project/30$Build-2</meta:generator>
    <meta:document-statistic meta:table-count="1" meta:cell-count="9183" meta:object-count="0"/>
  </office:meta>
</office:document-meta>
</file>